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172in" svg:y="0.4264in">
            <draw:object draw:notify-on-update-of-ranges="Sheet1.A3:Sheet1.A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8177in" svg:y="0.4055in">
            <draw:object draw:notify-on-update-of-ranges="Sheet1.A3:Sheet1.A20 Sheet1.C3:Sheet1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ot SX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2S battery, charged at 8.4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5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B6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7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" calcext:value-type="float">
            <text:p>0.05</text:p>
          </table:table-cell>
          <table:table-cell table:formula="of:=[.B8]*[.$G$2]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 table:formula="of:=[.B9]*[.$G$2]" office:value-type="float" office:value="0.024" calcext:value-type="float">
            <text:p>0.02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" calcext:value-type="float">
            <text:p>0.6</text:p>
          </table:table-cell>
          <table:table-cell table:formula="of:=[.B10]*[.$G$2]"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</text:p>
          </table:table-cell>
          <table:table-cell table:formula="of:=[.B11]*[.$G$2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25" calcext:value-type="float">
            <text:p>1.25</text:p>
          </table:table-cell>
          <table:table-cell table:formula="of:=[.B12]*[.$G$2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6" calcext:value-type="float">
            <text:p>2.6</text:p>
          </table:table-cell>
          <table:table-cell table:formula="of:=[.B13]*[.$G$2]" office:value-type="float" office:value="0.208" calcext:value-type="float">
            <text:p>0.208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9" calcext:value-type="float">
            <text:p>2.9</text:p>
          </table:table-cell>
          <table:table-cell table:formula="of:=[.B14]*[.$G$2]" office:value-type="float" office:value="0.232" calcext:value-type="float">
            <text:p>0.23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1" calcext:value-type="float">
            <text:p>3.1</text:p>
          </table:table-cell>
          <table:table-cell table:formula="of:=[.B15]*[.$G$2]" office:value-type="float" office:value="0.248" calcext:value-type="float">
            <text:p>0.248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4" calcext:value-type="float">
            <text:p>3.4</text:p>
          </table:table-cell>
          <table:table-cell table:formula="of:=[.B16]*[.$G$2]" office:value-type="float" office:value="0.272" calcext:value-type="float">
            <text:p>0.27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6" calcext:value-type="float">
            <text:p>3.6</text:p>
          </table:table-cell>
          <table:table-cell table:formula="of:=[.B17]*[.$G$2]" office:value-type="float" office:value="0.288" calcext:value-type="float">
            <text:p>0.28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8" calcext:value-type="float">
            <text:p>3.8</text:p>
          </table:table-cell>
          <table:table-cell table:formula="of:=[.B18]*[.$G$2]" office:value-type="float" office:value="0.304" calcext:value-type="float">
            <text:p>0.30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1" calcext:value-type="float">
            <text:p>4.1</text:p>
          </table:table-cell>
          <table:table-cell table:formula="of:=[.B19]*[.$G$2]" office:value-type="float" office:value="0.328" calcext:value-type="float">
            <text:p>0.328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9" calcext:value-type="float">
            <text:p>4.9</text:p>
          </table:table-cell>
          <table:table-cell table:formula="of:=[.B20]*[.$G$2]" office:value-type="float" office:value="0.392" calcext:value-type="float">
            <text:p>0.392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Mot DX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Torque</text:p>
          </table:table-cell>
          <table:table-cell table:number-columns-repeated="5"/>
          <table:table-cell>
            <draw:frame draw:z-index="2" draw:style-name="gr1" draw:text-style-name="P1" svg:width="6.2988in" svg:height="3.5429in" svg:x="0.0327in" svg:y="0.0012in">
              <draw:object draw:notify-on-update-of-ranges="Sheet1.C28:Sheet1.C45 Sheet1.A28:Sheet1.A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8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29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0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B31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32]*[.$G$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table:formula="of:=[.B33]*[.$G$2]"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table:formula="of:=[.B34]*[.$G$2]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.8</text:p>
          </table:table-cell>
          <table:table-cell table:formula="of:=[.B35]*[.$G$2]"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" calcext:value-type="float">
            <text:p>1.2</text:p>
          </table:table-cell>
          <table:table-cell table:formula="of:=[.B36]*[.$G$2]" office:value-type="float" office:value="0.096" calcext:value-type="float">
            <text:p>0.09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5" calcext:value-type="float">
            <text:p>1.5</text:p>
          </table:table-cell>
          <table:table-cell table:formula="of:=[.B37]*[.$G$2]"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.8</text:p>
          </table:table-cell>
          <table:table-cell table:formula="of:=[.B38]*[.$G$2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1" calcext:value-type="float">
            <text:p>2.1</text:p>
          </table:table-cell>
          <table:table-cell table:formula="of:=[.B39]*[.$G$2]" office:value-type="float" office:value="0.168" calcext:value-type="float">
            <text:p>0.16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4" calcext:value-type="float">
            <text:p>2.4</text:p>
          </table:table-cell>
          <table:table-cell table:formula="of:=[.B40]*[.$G$2]" office:value-type="float" office:value="0.192" calcext:value-type="float">
            <text:p>0.19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6" calcext:value-type="float">
            <text:p>2.6</text:p>
          </table:table-cell>
          <table:table-cell table:formula="of:=[.B41]*[.$G$2]" office:value-type="float" office:value="0.208" calcext:value-type="float">
            <text:p>0.20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" calcext:value-type="float">
            <text:p>2.9</text:p>
          </table:table-cell>
          <table:table-cell table:formula="of:=[.B42]*[.$G$2]" office:value-type="float" office:value="0.232" calcext:value-type="float">
            <text:p>0.2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1" calcext:value-type="float">
            <text:p>3.1</text:p>
          </table:table-cell>
          <table:table-cell table:formula="of:=[.B43]*[.$G$2]" office:value-type="float" office:value="0.248" calcext:value-type="float">
            <text:p>0.24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5" calcext:value-type="float">
            <text:p>3.5</text:p>
          </table:table-cell>
          <table:table-cell table:formula="of:=[.B44]*[.$G$2]"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5" calcext:value-type="float">
            <text:p>4.5</text:p>
          </table:table-cell>
          <table:table-cell table:formula="of:=[.B45]*[.$G$2]" office:value-type="float" office:value="0.36" calcext:value-type="float">
            <text:p>0.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2:20:06.318257197</meta:creation-date>
    <dc:date>2023-12-27T09:13:53.775243354</dc:date>
    <meta:editing-duration>P1DT20H53M48S</meta:editing-duration>
    <meta:editing-cycles>1</meta:editing-cycles>
    <meta:document-statistic meta:table-count="1" meta:cell-count="119" meta:object-count="3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703cm" style:legend-expansion="high" chart:style-name="ch2"/>
        <chart:plot-area chart:style-name="ch3" table:cell-range-address="Sheet1.A3:Sheet1.A20 Sheet1.C3:Sheet1.C20" chart:data-source-has-labels="both" svg:x="0.32cm" svg:y="0.18cm" svg:width="12.058cm" svg:height="8.64cm">
          <chart:coordinate-region svg:x="1.232cm" svg:y="0.379cm" svg:width="10.8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0" loext:label-string="pwm" chart:class="chart:scatter">
            <chart:domain table:cell-range-address="Sheet1.A3:Sheet1.A20"/>
            <chart:regression-curve chart:style-name="ch8"/>
            <chart:regression-curve chart:style-name="ch8">
              <chart:equation chart:display-equation="true" chart:display-r-square="false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w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A3:Sheet1.A20</svg:desc>
                </draw:g>
              </table:table-cell>
              <table:table-cell office:value-type="float" office:value="0">
                <text:p>0</text:p>
                <draw:g>
                  <svg:desc>Sheet1.C3:Sheet1.C20</svg:desc>
                </draw:g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/>
              <table:table-cell office:value-type="float" office:value="255">
                <text:p>255</text:p>
              </table:table-cell>
              <table:table-cell office:value-type="float" office:value="0.392">
                <text:p>0.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4.94cm" svg:y="0.316cm" chart:style-name="ch2">
          <text:p>Needed PWM for given torque</text:p>
        </chart:title>
        <chart:legend chart:legend-position="end" svg:x="11.904cm" svg:y="3.952cm" style:legend-expansion="high" chart:style-name="ch3"/>
        <chart:plot-area chart:style-name="ch4" table:cell-range-address="Sheet1.C3:Sheet1.C20 Sheet1.A3:Sheet1.A20" svg:x="0.32cm" svg:y="1.275cm" svg:width="11.264cm" svg:height="7.545cm">
          <chart:coordinate-region svg:x="1.127cm" svg:y="1.475cm" svg:width="10.125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20" chart:class="chart:scatter">
            <chart:domain table:cell-range-address="Sheet1.C3:Sheet1.C20"/>
            <chart:regression-curve chart:style-name="ch8">
              <chart:equation chart:display-equation="true" chart:display-r-square="false"/>
            </chart:regression-curve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20</svg:desc>
                </draw:g>
              </table:table-cell>
              <table:table-cell office:value-type="float" office:value="0">
                <text:p>0</text:p>
                <draw:g>
                  <svg:desc>Sheet1.A3:Sheet1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">
                <text:p>0.0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">
                <text:p>0.0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2">
                <text:p>0.0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8">
                <text:p>0.2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2">
                <text:p>0.23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8">
                <text:p>0.2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">
                <text:p>0.27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8">
                <text:p>0.28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4">
                <text:p>0.30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">
                <text:p>0.3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2">
                <text:p>0.392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4.94cm" svg:y="0.316cm" chart:style-name="ch2">
          <text:p>Needed PWM for given torque</text:p>
        </chart:title>
        <chart:legend chart:legend-position="end" svg:x="11.904cm" svg:y="3.952cm" style:legend-expansion="high" chart:style-name="ch3"/>
        <chart:plot-area chart:style-name="ch4" table:cell-range-address="Sheet1.C28:Sheet1.C45 Sheet1.A28:Sheet1.A45" svg:x="0.32cm" svg:y="1.275cm" svg:width="11.264cm" svg:height="7.545cm">
          <chart:coordinate-region svg:x="1.127cm" svg:y="1.475cm" svg:width="10.21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28:Sheet1.A45" chart:class="chart:scatter">
            <chart:domain table:cell-range-address="Sheet1.C28:Sheet1.C45"/>
            <chart:regression-curve chart:style-name="ch8">
              <chart:equation chart:display-equation="true" chart:display-r-square="false"/>
            </chart:regression-curve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8:Sheet1.C45</svg:desc>
                </draw:g>
              </table:table-cell>
              <table:table-cell office:value-type="float" office:value="0">
                <text:p>0</text:p>
                <draw:g>
                  <svg:desc>Sheet1.A28:Sheet1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">
                <text:p>0.0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">
                <text:p>0.0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4">
                <text:p>0.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">
                <text:p>0.16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">
                <text:p>0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8">
                <text:p>0.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2">
                <text:p>0.23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8">
                <text:p>0.24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">
                <text:p>0.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